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756f" officeooo:paragraph-rsid="0020756f"/>
    </style:style>
    <style:style style:name="P2" style:family="paragraph" style:parent-style-name="Standard">
      <style:text-properties officeooo:rsid="002ab39c" officeooo:paragraph-rsid="002ab39c"/>
    </style:style>
    <style:style style:name="P3" style:family="paragraph" style:parent-style-name="Standard">
      <style:text-properties fo:color="#646464" style:font-name="Monospace" fo:font-size="10pt" officeooo:rsid="0020756f" officeooo:paragraph-rsid="0020756f" style:font-size-asian="10pt"/>
    </style:style>
    <style:style style:name="P4" style:family="paragraph" style:parent-style-name="Standard">
      <style:text-properties fo:color="#646464" style:font-name="Monospace" fo:font-size="10pt" officeooo:rsid="002ab39c" officeooo:paragraph-rsid="002ab39c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9" style:family="paragraph" style:parent-style-name="Standard" style:list-style-name="L1">
      <style:text-properties officeooo:paragraph-rsid="00221f45"/>
    </style:style>
    <style:style style:name="P10" style:family="paragraph" style:parent-style-name="Standard" style:list-style-name="L1">
      <style:text-properties officeooo:paragraph-rsid="0012d792"/>
    </style:style>
    <style:style style:name="P11" style:family="paragraph" style:parent-style-name="Standard" style:list-style-name="L1">
      <style:text-properties officeooo:rsid="000ccf37" officeooo:paragraph-rsid="0028d0c1"/>
    </style:style>
    <style:style style:name="P12" style:family="paragraph" style:parent-style-name="Standard" style:list-style-name="L1">
      <style:text-properties officeooo:rsid="0020756f" officeooo:paragraph-rsid="0028d0c1"/>
    </style:style>
    <style:style style:name="P13" style:family="paragraph" style:parent-style-name="Standard" style:list-style-name="L1">
      <style:text-properties officeooo:rsid="0020756f" officeooo:paragraph-rsid="00221f45"/>
    </style:style>
    <style:style style:name="P14" style:family="paragraph" style:parent-style-name="Standard" style:list-style-name="L1">
      <style:text-properties officeooo:rsid="0020756f" officeooo:paragraph-rsid="0020756f"/>
    </style:style>
    <style:style style:name="P15" style:family="paragraph" style:parent-style-name="Standard" style:list-style-name="L1">
      <style:text-properties officeooo:rsid="00221f45" officeooo:paragraph-rsid="00221f45"/>
    </style:style>
    <style:style style:name="P16" style:family="paragraph" style:parent-style-name="Standard" style:list-style-name="L1">
      <style:text-properties officeooo:rsid="0028129b" officeooo:paragraph-rsid="0028129b"/>
    </style:style>
    <style:style style:name="P17" style:family="paragraph" style:parent-style-name="Standard" style:list-style-name="L1">
      <style:text-properties fo:font-style="normal" officeooo:rsid="0028129b" officeooo:paragraph-rsid="0028129b" style:font-style-asian="normal" style:font-style-complex="normal"/>
    </style:style>
    <style:style style:name="P18" style:family="paragraph" style:parent-style-name="Standard" style:list-style-name="L2">
      <style:text-properties officeooo:rsid="002ab39c" officeooo:paragraph-rsid="002ab39c"/>
    </style:style>
    <style:style style:name="P19" style:family="paragraph" style:parent-style-name="Standard" style:list-style-name="L1">
      <style:text-properties officeooo:rsid="002e6e49" officeooo:paragraph-rsid="002e6e49"/>
    </style:style>
    <style:style style:name="P20" style:family="paragraph" style:parent-style-name="Standard" style:list-style-name="L1">
      <style:text-properties officeooo:rsid="002f531a" officeooo:paragraph-rsid="002f531a"/>
    </style:style>
    <style:style style:name="P21" style:family="paragraph" style:parent-style-name="Heading_20_2">
      <style:text-properties officeooo:rsid="0020756f" officeooo:paragraph-rsid="000a99e4"/>
    </style:style>
    <style:style style:name="T1" style:family="text">
      <style:text-properties officeooo:rsid="0020756f"/>
    </style:style>
    <style:style style:name="T2" style:family="text">
      <style:text-properties officeooo:rsid="0025253f"/>
    </style:style>
    <style:style style:name="T3" style:family="text">
      <style:text-properties officeooo:rsid="002703d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88d1f" style:font-style-asian="italic" style:font-style-complex="italic"/>
    </style:style>
    <style:style style:name="T6" style:family="text">
      <style:text-properties fo:font-style="italic" officeooo:rsid="002703d6" style:font-style-asian="italic" style:font-style-complex="italic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646464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color="#3f5fbf" style:font-name="Monospace" fo:font-size="10pt" style:font-size-asian="10pt"/>
    </style:style>
    <style:style style:name="T13" style:family="text">
      <style:text-properties fo:color="#0000c0" style:font-name="Monospace" fo:font-size="10pt" style:font-size-asian="10pt"/>
    </style:style>
    <style:style style:name="T14" style:family="text">
      <style:text-properties fo:color="#6a3e3e" style:font-name="Monospace" fo:font-size="10pt" style:font-size-asian="10pt"/>
    </style:style>
    <style:style style:name="T15" style:family="text">
      <style:text-properties fo:color="#008080" style:font-name="Monospace" fo:font-size="10pt" style:font-size-asian="10pt"/>
    </style:style>
    <style:style style:name="T16" style:family="text">
      <style:text-properties fo:color="#3f7f7f" style:font-name="Monospace" fo:font-size="10pt" style:font-size-asian="10pt"/>
    </style:style>
    <style:style style:name="T17" style:family="text">
      <style:text-properties fo:color="#3c3c3c" style:font-name="Monospace" fo:font-size="10pt" style:font-size-asian="10pt"/>
    </style:style>
    <style:style style:name="T18" style:family="text">
      <style:text-properties officeooo:rsid="00317649"/>
    </style:style>
    <style:style style:name="T19" style:family="text">
      <style:text-properties officeooo:rsid="00358801"/>
    </style:style>
    <style:style style:name="T20" style:family="text">
      <style:text-properties officeooo:rsid="00388d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0 </text:span>: <text:span text:style-name="T1">Installation</text:span></text:h>
      <text:p text:style-name="Standard"/>
      <text:h text:style-name="P21" text:outline-level="2"/>
      <text:list xml:id="list3831001292" text:style-name="L1">
        <text:list-item>
          <text:p text:style-name="P11"><text:span text:style-name="T1">Installation Spring Tools Suite</text:span> </text:p>
        </text:list-item>
        <text:list-item>
          <text:p text:style-name="P12">Création d'un projet Java Spring Boot</text:p>
          <text:list>
            <text:list-item>
              <text:list>
                <text:list-item>
                  <text:p text:style-name="P15">Dépendance sur Web</text:p>
                </text:list-item>
                <text:list-item>
                  <text:p text:style-name="P13">Exécution, <text:span text:style-name="T3">(</text:span><text:span text:style-name="T6">Run As → Spring Boot App</text:span><text:span text:style-name="T3">)</text:span></text:p>
                </text:list-item>
                <text:list-item>
                  <text:p text:style-name="P16"><text:span text:style-name="T18">Accéder</text:span> à localhost:8080</text:p>
                </text:list-item>
                <text:list-item>
                  <text:p text:style-name="P16">Aller dans les <text:span text:style-name="T4">Run →</text:span><text:span text:style-name="T5"> </text:span><text:span text:style-name="T4">Configurations</text:span>, surcharger la propriété <text:span text:style-name="T4">server.port</text:span></text:p>
                  <text:list>
                    <text:list-item>
                      <text:p text:style-name="P17"><text:span text:style-name="T19">Accéder</text:span> à la nouvelle URL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41754624091772" text:continue-numbering="true" text:style-name="L1">
        <text:list-item>
          <text:p text:style-name="P14"><text:s text:c="5"/>Créer une classe contenant le code suivant :</text:p>
        </text:list-item>
      </text:list>
      <text:p text:style-name="P1"/>
      <text:p text:style-name="P3">@Component</text:p>
      <text:p text:style-name="P5"><text:span text:style-name="T8">@</text:span><text:span text:style-name="T9">ConfigurationProperties</text:span><text:span text:style-name="T7">(</text:span><text:span text:style-name="T10">"hello"</text:span><text:span text:style-name="T7">)</text:span></text:p>
      <text:p text:style-name="P5"><text:span text:style-name="T11">public</text:span><text:span text:style-name="T7"> </text:span><text:span text:style-name="T11">class</text:span><text:span text:style-name="T7"> HelloProperties {</text:span></text:p>
      <text:p text:style-name="P6"/>
      <text:p text:style-name="P5"><text:span text:style-name="T7"><text:tab/></text:span><text:span text:style-name="T12">/**</text:span></text:p>
      <text:p text:style-name="P7"><text:tab/> * Greeting message returned by the Hello Rest service.</text:p>
      <text:p text:style-name="P7"><text:tab/> */</text:p>
      <text:p text:style-name="P5"><text:span text:style-name="T7"><text:tab/></text:span><text:span text:style-name="T11">private</text:span><text:span text:style-name="T7"> String </text:span><text:span text:style-name="T13">greeting</text:span><text:span text:style-name="T7"> = </text:span><text:span text:style-name="T10">"Welcome "</text:span><text:span text:style-name="T7">;</text:span></text:p>
      <text:p text:style-name="P6"/>
      <text:p text:style-name="P5"><text:span text:style-name="T7"><text:tab/></text:span><text:span text:style-name="T11">public</text:span><text:span text:style-name="T7"> String getGreeting() {</text:span></text:p>
      <text:p text:style-name="P5"><text:span text:style-name="T7"><text:tab/><text:tab/></text:span><text:span text:style-name="T11">return</text:span><text:span text:style-name="T7"> </text:span><text:span text:style-name="T13">greeting</text:span><text:span text:style-name="T7">;</text:span></text:p>
      <text:p text:style-name="P8"><text:tab/>}</text:p>
      <text:p text:style-name="P6"/>
      <text:p text:style-name="P5"><text:span text:style-name="T7"><text:tab/></text:span><text:span text:style-name="T11">public</text:span><text:span text:style-name="T7"> </text:span><text:span text:style-name="T11">void</text:span><text:span text:style-name="T7"> setGreeting(String </text:span><text:span text:style-name="T14">greeting</text:span><text:span text:style-name="T7">) {</text:span></text:p>
      <text:p text:style-name="P5"><text:span text:style-name="T7"><text:tab/><text:tab/></text:span><text:span text:style-name="T11">this</text:span><text:span text:style-name="T7">.</text:span><text:span text:style-name="T13">greeting</text:span><text:span text:style-name="T7"> = </text:span><text:span text:style-name="T14">greeting</text:span><text:span text:style-name="T7">;</text:span></text:p>
      <text:p text:style-name="P8"><text:tab/>}</text:p>
      <text:p text:style-name="P8">}</text:p>
      <text:p text:style-name="P1"/>
      <text:p text:style-name="P1"/>
      <text:list xml:id="list602530104" text:style-name="L2">
        <text:list-item>
          <text:p text:style-name="P18">Une autre classe implémentant un service REST :</text:p>
        </text:list-item>
      </text:list>
      <text:p text:style-name="P2"/>
      <text:p text:style-name="P4">@RestController</text:p>
      <text:p text:style-name="P5"><text:span text:style-name="T11">public</text:span><text:span text:style-name="T7"> </text:span><text:span text:style-name="T11">class</text:span><text:span text:style-name="T7"> HelloController {</text:span></text:p>
      <text:p text:style-name="P6"/>
      <text:p text:style-name="P5"><text:span text:style-name="T7"><text:tab/></text:span><text:span text:style-name="T8">@Autowired</text:span></text:p>
      <text:p text:style-name="P5"><text:span text:style-name="T7"><text:tab/>HelloProperties </text:span><text:span text:style-name="T13">props</text:span><text:span text:style-name="T7">;</text:span></text:p>
      <text:p text:style-name="P8"><text:tab/></text:p>
      <text:p text:style-name="P5"><text:span text:style-name="T7"><text:tab/></text:span><text:span text:style-name="T8">@RequestMapping</text:span><text:span text:style-name="T7">(</text:span><text:span text:style-name="T10">"/hello"</text:span><text:span text:style-name="T7">)</text:span></text:p>
      <text:p text:style-name="P5"><text:span text:style-name="T7"><text:tab/></text:span><text:span text:style-name="T11">public</text:span><text:span text:style-name="T7"> String hello(</text:span><text:span text:style-name="T8">@RequestParam</text:span><text:span text:style-name="T7"> String </text:span><text:span text:style-name="T14">name</text:span><text:span text:style-name="T7">) {</text:span></text:p>
      <text:p text:style-name="P5"><text:span text:style-name="T7"><text:tab/><text:tab/></text:span><text:span text:style-name="T11">return</text:span><text:span text:style-name="T7"> </text:span><text:span text:style-name="T13">props</text:span><text:span text:style-name="T7">.getGreeting()+</text:span><text:span text:style-name="T14">name</text:span><text:span text:style-name="T7">;</text:span></text:p>
      <text:p text:style-name="P8"><text:tab/>}</text:p>
      <text:p text:style-name="P8">}</text:p>
      <text:p text:style-name="P2"/>
      <text:p text:style-name="P2">Ajouter dans le <text:span text:style-name="T4">pom.xml</text:span> une dépendance permettant de traiter l'annotation <text:span text:style-name="T4">@ConfigurationProperties</text:span> pendant la phase de build et créer les fichiers nécessaires afin que Spring Tool prennent en compte les nouvelles propriétés :</text:p>
      <text:p text:style-name="P2"><text:span text:style-name="T15"><text:s text:c="12"/>&lt;</text:span><text:span text:style-name="T16">dependency</text:span><text:span text:style-name="T15">&gt;</text:span></text:p>
      <text:p text:style-name="P5"><text:span text:style-name="T17"><text:tab/><text:tab/><text:tab/></text:span><text:span text:style-name="T15">&lt;</text:span><text:span text:style-name="T16">groupId</text:span><text:span text:style-name="T15">&gt;</text:span><text:span text:style-name="T17">org.springframework.boot</text:span><text:span text:style-name="T15">&lt;/</text:span><text:span text:style-name="T16">groupId</text:span><text:span text:style-name="T15">&gt;</text:span></text:p>
      <text:p text:style-name="P5"><text:span text:style-name="T17"><text:tab/><text:tab/><text:tab/></text:span><text:span text:style-name="T15">&lt;</text:span><text:span text:style-name="T16">artifactId</text:span><text:span text:style-name="T15">&gt;</text:span><text:span text:style-name="T17">spring-boot-configuration-processor</text:span><text:span text:style-name="T15">&lt;/</text:span><text:span text:style-name="T16">artifactId</text:span><text:span text:style-name="T15">&gt;</text:span></text:p>
      <text:p text:style-name="P5"><text:span text:style-name="T17"><text:tab/><text:tab/></text:span><text:span text:style-name="T15">&lt;/</text:span><text:span text:style-name="T16">dependency</text:span><text:span text:style-name="T15">&gt;</text:span></text:p>
      <text:p text:style-name="P2"/>
      <text:p text:style-name="P2"><text:soft-page-break/></text:p>
      <text:list xml:id="list141756330620592" text:continue-list="list141754624091772" text:style-name="L1">
        <text:list-item>
          <text:p text:style-name="P19">Tester ensuite la complétion dans l'éditeur de propriétés </text:p>
        </text:list-item>
        <text:list-item>
          <text:p text:style-name="P20">Tester l'application</text:p>
          <text:p text:style-name="P9"/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9-10-07T14:17:54.043735640</dc:date>
    <meta:editing-duration>PT5H19M19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175" meta:character-count="1313" meta:non-whitespace-character-count="1142"/>
  </office:meta>
</office:document-meta>
</file>